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Line_20_Arrow_20_1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="Line_20_Arrow_20_1" draw:marker-end-width="0.275cm" draw:fill="none" draw:fill-color="#ffffff" draw:textarea-horizontal-align="left" draw:auto-grow-height="true" draw:auto-grow-width="false" fo:min-height="0.559cm" fo:min-width="0.742cm"/>
    </style:style>
    <style:style style:name="gr3" style:family="graphic" style:parent-style-name="standard">
      <style:graphic-properties draw:stroke="none" svg:stroke-width="0.05cm" svg:stroke-color="#000000" draw:marker-start-width="0.275cm" draw:marker-end="Line_20_Arrow_20_1" draw:marker-end-width="0.275cm" draw:fill="none" draw:fill-color="#ffffff" draw:textarea-horizontal-align="left" draw:auto-grow-height="true" draw:auto-grow-width="false" fo:min-height="0.558cm" fo:min-width="0.932cm"/>
    </style:style>
    <style:style style:name="gr4" style:family="graphic" style:parent-style-name="standard">
      <style:graphic-properties draw:stroke="none" svg:stroke-width="0.05cm" svg:stroke-color="#000000" draw:marker-start-width="0.275cm" draw:marker-end="Line_20_Arrow_20_1" draw:marker-end-width="0.275cm" draw:fill="none" draw:fill-color="#ffffff" draw:textarea-horizontal-align="left" draw:auto-grow-height="true" draw:auto-grow-width="false" fo:min-height="0.664cm" fo:min-width="0.314cm"/>
    </style:style>
    <style:style style:name="gr5" style:family="graphic" style:parent-style-name="standard">
      <style:graphic-properties draw:stroke="none" svg:stroke-width="0.05cm" svg:stroke-color="#000000" draw:marker-start-width="0.275cm" draw:marker-end="Line_20_Arrow_20_1" draw:marker-end-width="0.275cm" draw:fill="none" draw:fill-color="#ffffff" draw:textarea-horizontal-align="left" draw:auto-grow-height="true" draw:auto-grow-width="false" fo:min-height="1.685cm" fo:min-width="1.77cm"/>
    </style:style>
    <style:style style:name="gr6" style:family="graphic" style:parent-style-name="standard">
      <style:graphic-properties draw:stroke="none" svg:stroke-width="0.05cm" svg:stroke-color="#000000" draw:marker-start-width="0.275cm" draw:marker-end="Line_20_Arrow_20_1" draw:marker-end-width="0.275cm" draw:fill="none" draw:fill-color="#ffffff" draw:textarea-horizontal-align="left" draw:auto-grow-height="true" draw:auto-grow-width="false" fo:min-height="0.894cm" fo:min-width="2.692cm"/>
    </style:style>
    <style:style style:name="gr7" style:family="graphic" style:parent-style-name="standard">
      <style:graphic-properties svg:stroke-width="0.05cm" draw:marker-start-width="0.275cm" draw:marker-end="Line_20_Arrow_20_1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="Line_20_Arrow_20_1" draw:marker-end-width="0.275cm" draw:fill="none" draw:fill-color="#ffffff" draw:textarea-horizontal-align="left" draw:auto-grow-height="true" draw:auto-grow-width="false" fo:min-height="1.024cm" fo:min-width="1.77cm"/>
    </style:style>
    <style:style style:name="gr9" style:family="graphic" style:parent-style-name="standard">
      <style:graphic-properties draw:stroke="dash" draw:stroke-dash="Fine_20_Dashed" svg:stroke-width="0.05cm" draw:marker-start-width="0.275cm" draw:marker-end="Line_20_Arrow_20_1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draw:marker-start-width="0.275cm" draw:marker-end="Line_20_Arrow_20_1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id="id3" draw:layer="layout" svg:width="2.639cm" svg:height="1.634cm" svg:x="8.072cm" svg:y="1.54cm">
          <draw:glue-point draw:id="8" svg:x="0.829cm" svg:y="0.05cm" draw:align="bottom-left" draw:escape-direction="left"/>
          <draw:glue-point draw:id="9" svg:x="0.496cm" svg:y="0.867cm" draw:align="center"/>
          <text:p text:style-name="P1"><text:span text:style-name="T1">Title</text:span></text:p>
          <text:p text:style-name="P1"><text:span text:style-name="T1">Classif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2.639cm" svg:height="1.634cm" svg:x="13.194cm" svg:y="1.54cm">
          <text:p text:style-name="P1"><text:span text:style-name="T1">Candidate</text:span></text:p>
          <text:p text:style-name="P1"><text:span text:style-name="T1">Pic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258cm" svg:height="0.809cm" svg:x="6.085cm" svg:y="1.752cm">
          <draw:text-box>
            <text:p><text:span text:style-name="T1">title</text:span></text:p>
          </draw:text-box>
        </draw:frame>
        <draw:frame draw:style-name="gr3" draw:text-style-name="P3" draw:layer="layout" svg:width="1.45cm" svg:height="0.808cm" svg:x="8.498cm" svg:y="0.202cm">
          <draw:text-box>
            <text:p><text:span text:style-name="T1">body</text:span></text:p>
          </draw:text-box>
        </draw:frame>
        <draw:frame draw:style-name="gr4" draw:text-style-name="P3" draw:layer="layout" svg:width="0.824cm" svg:height="0.914cm" svg:x="11.408cm" svg:y="1.799cm">
          <draw:text-box>
            <text:p><text:span text:style-name="T1">K</text:span></text:p>
          </draw:text-box>
        </draw:frame>
        <draw:frame draw:style-name="gr5" draw:text-style-name="P2" draw:layer="layout" svg:width="2.298cm" svg:height="1.935cm" svg:x="16.011cm" svg:y="3.505cm">
          <draw:text-box>
            <text:p text:style-name="P1"><text:span text:style-name="T1">concepts</text:span></text:p>
          </draw:text-box>
        </draw:frame>
        <draw:frame draw:style-name="gr6" draw:text-style-name="P2" draw:layer="layout" svg:width="2.315cm" svg:height="1.144cm" svg:x="15.771cm" svg:y="1.86cm">
          <draw:text-box>
            <text:p text:style-name="P1"><text:span text:style-name="T1">candidate</text:span></text:p>
            <text:p text:style-name="P1"><text:span text:style-name="T1">lists</text:span></text:p>
          </draw:text-box>
        </draw:frame>
        <draw:custom-shape draw:style-name="gr1" draw:text-style-name="P4" draw:id="id1" draw:layer="layout" svg:width="1.539cm" svg:height="1.034cm" svg:x="0.69cm" svg:y="1.84cm">
          <text:p text:style-name="P1"><text:span text:style-name="T1">Web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2" draw:layer="layout" svg:width="2.638cm" svg:height="1.634cm" svg:x="2.951cm" svg:y="1.54cm">
          <text:p text:style-name="P1"><text:span text:style-name="T1">HTML</text:span></text:p>
          <text:p text:style-name="P1"><text:span text:style-name="T1">Par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638cm" svg:height="1.634cm" svg:x="18.314cm" svg:y="1.54cm">
          <text:p text:style-name="P1"><text:span text:style-name="T1">Top-K</text:span></text:p>
          <text:p text:style-name="P1"><text:span text:style-name="T1">Ran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2.639cm" svg:height="1.634cm" svg:x="23.337cm" svg:y="1.54cm">
          <text:p text:style-name="P1"><text:span text:style-name="T1">Content</text:span></text:p>
          <text:p text:style-name="P1"><text:span text:style-name="T1">Proces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1.746cm" svg:height="0.965cm" svg:x="27.117cm" svg:y="1.875cm">
          <text:p text:style-name="P1"><text:span text:style-name="T1">Top-k</text:span></text:p>
          <text:p text:style-name="P1"><text:span text:style-name="T1">Lis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2.229cm" svg:y1="2.356cm" svg:x2="2.951cm" svg:y2="2.356cm" draw:start-shape="id1" draw:start-glue-point="7" draw:end-shape="id2" draw:end-glue-point="5" svg:d="m2229 2356h722">
          <text:p/>
        </draw:connector>
        <draw:connector draw:style-name="gr7" draw:text-style-name="P1" draw:id="id8" draw:layer="layout" svg:x1="5.587cm" svg:y1="2.356cm" svg:x2="8.072cm" svg:y2="2.356cm" draw:start-shape="id2" draw:start-glue-point="7" draw:end-shape="id3" draw:end-glue-point="5" svg:d="m5587 2356h2485">
          <text:p/>
        </draw:connector>
        <draw:connector draw:style-name="gr7" draw:text-style-name="P1" draw:layer="layout" svg:x1="10.709cm" svg:y1="2.356cm" svg:x2="13.194cm" svg:y2="2.356cm" draw:start-shape="id3" draw:start-glue-point="7" draw:end-shape="id4" draw:end-glue-point="5" svg:d="m10709 2356h2485">
          <text:p/>
        </draw:connector>
        <draw:connector draw:style-name="gr7" draw:text-style-name="P1" draw:layer="layout" svg:x1="15.831cm" svg:y1="2.356cm" svg:x2="18.314cm" svg:y2="2.356cm" draw:start-shape="id4" draw:start-glue-point="7" draw:end-shape="id5" draw:end-glue-point="5" svg:d="m15831 2356h2483">
          <text:p/>
        </draw:connector>
        <draw:connector draw:style-name="gr7" draw:text-style-name="P1" draw:layer="layout" svg:x1="20.95cm" svg:y1="2.356cm" svg:x2="23.337cm" svg:y2="2.356cm" draw:start-shape="id5" draw:start-glue-point="7" draw:end-shape="id6" draw:end-glue-point="5" svg:d="m20950 2356h2387">
          <text:p/>
        </draw:connector>
        <draw:connector draw:style-name="gr7" draw:text-style-name="P1" draw:layer="layout" svg:x1="25.974cm" svg:y1="2.356cm" svg:x2="27.117cm" svg:y2="2.356cm" draw:start-shape="id6" draw:start-glue-point="7" draw:end-shape="id7" draw:end-glue-point="5" svg:d="m25974 2356h1143">
          <text:p/>
        </draw:connector>
        <draw:connector draw:style-name="gr7" draw:text-style-name="P1" draw:layer="layout" svg:x1="6.829cm" svg:y1="2.356cm" svg:x2="6.829cm" svg:y2="2.356cm" draw:start-shape="id8" draw:start-glue-point="0" draw:end-shape="id8" draw:end-glue-point="0" svg:d="m6829 2356">
          <text:p/>
        </draw:connector>
        <draw:connector draw:style-name="gr7" draw:text-style-name="P1" draw:layer="layout" draw:line-skew="-0.249cm" svg:x1="4.269cm" svg:y1="1.54cm" svg:x2="14.512cm" svg:y2="1.54cm" draw:start-shape="id2" draw:start-glue-point="4" draw:end-shape="id4" draw:end-glue-point="4" svg:d="m4269 1540v-799h10243v799">
          <text:p/>
        </draw:connector>
        <draw:connector draw:style-name="gr7" draw:text-style-name="P1" draw:layer="layout" draw:line-skew="0.368cm" svg:x1="9.887cm" svg:y1="3.174cm" svg:x2="19.632cm" svg:y2="3.172cm" draw:start-shape="id3" draw:start-glue-point="9" draw:end-shape="id5" draw:end-glue-point="6" svg:d="m9887 3174v918h9745v-920">
          <text:p/>
        </draw:connector>
        <draw:frame draw:style-name="gr8" draw:text-style-name="P2" draw:layer="layout" svg:width="2.298cm" svg:height="1.274cm" svg:x="21.247cm" svg:y="1.79cm">
          <draw:text-box>
            <text:p text:style-name="P1"><text:span text:style-name="T1">top-k</text:span></text:p>
            <text:p text:style-name="P1"><text:span text:style-name="T1">list</text:span></text:p>
          </draw:text-box>
        </draw:frame>
        <draw:custom-shape draw:style-name="gr1" draw:text-style-name="P2" draw:id="id9" draw:layer="layout" svg:width="1.746cm" svg:height="0.965cm" svg:x="27.319cm" svg:y="4.364cm">
          <text:p text:style-name="P1"><text:span text:style-name="T1">No Resul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line-skew="1.389cm" svg:x1="8.901cm" svg:y1="3.174cm" svg:x2="27.319cm" svg:y2="4.845cm" draw:start-shape="id3" draw:start-glue-point="8" draw:end-shape="id9" draw:end-glue-point="5" svg:d="m8901 3174h9v1671h18409">
          <text:p/>
        </draw:connector>
        <draw:connector draw:style-name="gr10" draw:text-style-name="P1" draw:layer="layout" svg:x1="14.512cm" svg:y1="3.172cm" svg:x2="14.515cm" svg:y2="4.823cm" draw:start-shape="id4" draw:start-glue-point="6" svg:d="m14512 3172v1102h3v549">
          <text:p/>
        </draw:connector>
        <draw:frame draw:style-name="gr11" draw:text-style-name="P3" draw:layer="layout" svg:width="3.228cm" svg:height="0.662cm" svg:x="8.673cm" svg:y="4.763cm">
          <draw:text-box>
            <text:p><text:span text:style-name="T1">not a top-k title</text:span></text:p>
          </draw:text-box>
        </draw:frame>
        <draw:frame draw:style-name="gr11" draw:text-style-name="P3" draw:layer="layout" svg:width="3.614cm" svg:height="0.662cm" svg:x="14.466cm" svg:y="4.763cm">
          <draw:text-box>
            <text:p><text:span text:style-name="T1">no candidate li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1" draw:display-name="Line Arrow 1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cm" fo:margin-right="0cm" fo:page-width="29.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5T12:41:04</meta:creation-date>
    <dc:date>2012-04-07T00:27:47</dc:date>
    <meta:editing-duration>PT00H21M27S</meta:editing-duration>
    <meta:editing-cycles>3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